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elle1" style:family="table">
      <style:table-properties style:width="17cm" fo:margin-left="0cm" table:align="left"/>
    </style:style>
    <style:style style:name="Tabelle1.A" style:family="table-column">
      <style:table-column-properties style:column-width="3.496cm"/>
    </style:style>
    <style:style style:name="Tabelle1.B" style:family="table-column">
      <style:table-column-properties style:column-width="5.001cm"/>
    </style:style>
    <style:style style:name="Tabelle1.C" style:family="table-column">
      <style:table-column-properties style:column-width="3cm"/>
    </style:style>
    <style:style style:name="Tabelle1.D" style:family="table-column">
      <style:table-column-properties style:column-width="2.499cm"/>
    </style:style>
    <style:style style:name="Tabelle1.E" style:family="table-column">
      <style:table-column-properties style:column-width="3.004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E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Tagesbericht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2239829978816"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Thema</text:p>
          </table:table-cell>
          <table:table-cell table:style-name="Tabelle1.A1" office:value-type="string">
            <text:p text:style-name="P2">Geplant</text:p>
          </table:table-cell>
          <table:table-cell table:style-name="Tabelle1.A1" office:value-type="string">
            <text:p text:style-name="P2">Begonnen</text:p>
          </table:table-cell>
          <table:table-cell table:style-name="Tabelle1.E1" office:value-type="string">
            <text:p text:style-name="P2">Beendet</text:p>
          </table:table-cell>
        </table:table-row>
        <table:table-row table:style-name="TableLine2239829967936">
          <table:table-cell table:style-name="Tabelle1.A2" office:value-type="string">
            <text:p text:style-name="P2">07.02.2023</text:p>
          </table:table-cell>
          <table:table-cell table:style-name="Tabelle1.A2" office:value-type="string">
            <text:p text:style-name="P2">Teamfindung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x</text:p>
          </table:table-cell>
        </table:table-row>
        <table:table-row table:style-name="TableLine2239829977728">
          <table:table-cell table:style-name="Tabelle1.A2" office:value-type="string">
            <text:p text:style-name="P2">08.02.2023</text:p>
          </table:table-cell>
          <table:table-cell table:style-name="Tabelle1.A2" office:value-type="string">
            <text:p text:style-name="P2">Aufbau HTML Struktur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---</text:p>
          </table:table-cell>
        </table:table-row>
        <table:table-row table:style-name="TableLine2239829979360">
          <table:table-cell table:style-name="Tabelle1.A2" office:value-type="string">
            <text:p text:style-name="P2">09.02.2023</text:p>
          </table:table-cell>
          <table:table-cell table:style-name="Tabelle1.A2" office:value-type="string">
            <text:p text:style-name="P2">Aufbau HTML Struktur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x</text:p>
          </table:table-cell>
        </table:table-row>
        <table:table-row table:style-name="TableLine2239829982352">
          <table:table-cell table:style-name="Tabelle1.A2" office:value-type="string">
            <text:p text:style-name="P2">10.02.2023</text:p>
          </table:table-cell>
          <table:table-cell table:style-name="Tabelle1.A2" office:value-type="string">
            <text:p text:style-name="P2">Programmierung des An und Abmeldens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---</text:p>
          </table:table-cell>
        </table:table-row>
        <table:table-row table:style-name="TableLine2239829970384">
          <table:table-cell table:style-name="Tabelle1.A2" table:number-rows-spanned="2" office:value-type="string">
            <text:p text:style-name="P2">13.02.2023</text:p>
          </table:table-cell>
          <table:table-cell table:style-name="Tabelle1.A2" office:value-type="string">
            <text:p text:style-name="P2">Programmierung des An und Abmeldens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x</text:p>
          </table:table-cell>
        </table:table-row>
        <table:table-row table:style-name="TableLine2239829972016">
          <table:covered-table-cell table:style-name="Tabelle1.A2"/>
          <table:table-cell table:style-name="Tabelle1.A2" office:value-type="string">
            <text:p text:style-name="P2">Implementierung der Datenbank / Datenbankverbindung aufbauen und testen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x</text:p>
          </table:table-cell>
        </table:table-row>
        <table:table-row table:style-name="TableLine2239829987520">
          <table:table-cell table:style-name="Tabelle1.A2" office:value-type="string">
            <text:p text:style-name="P2">14.02.2023</text:p>
          </table:table-cell>
          <table:table-cell table:style-name="Tabelle1.A2" office:value-type="string">
            <text:p text:style-name="P2">Einbindung und Erstellung des Inventars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---</text:p>
          </table:table-cell>
        </table:table-row>
        <table:table-row table:style-name="TableLine2239829985072">
          <table:table-cell table:style-name="Tabelle1.A2" office:value-type="string">
            <text:p text:style-name="P2">15.02.2023</text:p>
          </table:table-cell>
          <table:table-cell table:style-name="Tabelle1.A2" office:value-type="string">
            <text:p text:style-name="P2">Einbindung des Shop Inventars mit Erstellung der Inventar Slots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x</text:p>
          </table:table-cell>
        </table:table-row>
        <table:table-row table:style-name="TableLine2239829985616">
          <table:table-cell table:style-name="Tabelle1.A2" office:value-type="string">
            <text:p text:style-name="P2">16.02.2023</text:p>
          </table:table-cell>
          <table:table-cell table:style-name="Tabelle1.A2" office:value-type="string">
            <text:p text:style-name="P2">Einbindung Erstellung des Inventars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x</text:p>
          </table:table-cell>
        </table:table-row>
        <table:table-row table:style-name="TableLine2239829988608">
          <table:table-cell table:style-name="Tabelle1.A2" office:value-type="string">
            <text:p text:style-name="P2">17.02.2023</text:p>
          </table:table-cell>
          <table:table-cell table:style-name="Tabelle1.A2" office:value-type="string">
            <text:p text:style-name="P2">Erstellung von traderInventoryRefill.php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x</text:p>
          </table:table-cell>
        </table:table-row>
        <table:table-row table:style-name="TableLine2239829989152">
          <table:table-cell table:style-name="Tabelle1.A2" office:value-type="string">
            <text:p text:style-name="P2">18-20.02.2023</text:p>
          </table:table-cell>
          <table:table-cell table:style-name="Tabelle1.A2" office:value-type="string">
            <text:p text:style-name="P2">Löschen unnötigen code und cleanup / Kommentierung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x</text:p>
          </table:table-cell>
        </table:table-row>
        <table:table-row table:style-name="TableLine2239829991328">
          <table:table-cell table:style-name="Tabelle1.A2" office:value-type="string">
            <text:p text:style-name="P2">21.02.2023</text:p>
          </table:table-cell>
          <table:table-cell table:style-name="Tabelle1.A2" office:value-type="string">
            <text:p text:style-name="P2">Finale Endüberprüfung</text:p>
          </table:table-cell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>x</text:p>
          </table:table-cell>
          <table:table-cell table:style-name="Tabelle1.E2" office:value-type="string">
            <text:p text:style-name="P2">x</text:p>
          </table:table-cell>
        </table:table-row>
      </table:table>
      <text:p text:style-name="P1"/>
      <text:p text:style-name="P1">In diesem Projekt habe ich die Dokumente:</text:p>
      <text:p text:style-name="P1">-accauntOverviewWindow.php</text:p>
      <text:p text:style-name="P1">-coinsWindow.php</text:p>
      <text:p text:style-name="P1">-inventorySlot.php</text:p>
      <text:p text:style-name="P1">-traderSlot.php</text:p>
      <text:p text:style-name="P1">-playerInventory.php</text:p>
      <text:p text:style-name="P1">-traderInventoryRefill.php</text:p>
      <text:p text:style-name="P1">-accaunt.php</text:p>
      <text:p text:style-name="P1">-index.php erstellt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Header">Tagesberichte<text:tab/><text:tab/>Herberich Sandr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Sandro Her</meta:initial-creator>
    <meta:creation-date>2023-02-14T13:15:00Z</meta:creation-date>
    <dc:date>2023-02-21T08:47:11.882000000</dc:date>
    <meta:editing-cycles>2</meta:editing-cycles>
    <meta:editing-duration>PT9S</meta:editing-duration>
    <meta:document-statistic meta:table-count="1" meta:image-count="0" meta:object-count="0" meta:page-count="1" meta:paragraph-count="75" meta:word-count="127" meta:character-count="864" meta:non-whitespace-character-count="811"/>
    <meta:template xlink:type="simple" xlink:actuate="onRequest" xlink:title="" xlink:href="Normal.dotm"/>
  </office:meta>
</office:document-meta>
</file>